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ead" officeooo:paragraph-rsid="001c7ead"/>
    </style:style>
    <style:style style:name="P2" style:family="paragraph" style:parent-style-name="Standard">
      <style:text-properties officeooo:rsid="001ceb41" officeooo:paragraph-rsid="001ceb41"/>
    </style:style>
    <style:style style:name="P3" style:family="paragraph" style:parent-style-name="Standard" style:list-style-name="L1">
      <style:text-properties officeooo:rsid="001cefe5" officeooo:paragraph-rsid="001cefe5"/>
    </style:style>
    <style:style style:name="P4" style:family="paragraph" style:parent-style-name="Standard" style:list-style-name="L1">
      <style:text-properties officeooo:rsid="001d37e1" officeooo:paragraph-rsid="001d37e1"/>
    </style:style>
    <style:style style:name="P5" style:family="paragraph" style:parent-style-name="Standard" style:list-style-name="L1">
      <style:text-properties officeooo:rsid="001dc72e" officeooo:paragraph-rsid="001dc72e"/>
    </style:style>
    <style:style style:name="P6" style:family="paragraph" style:parent-style-name="Standard" style:list-style-name="L1">
      <style:text-properties officeooo:rsid="001eca74" officeooo:paragraph-rsid="001eca74"/>
    </style:style>
    <style:style style:name="P7" style:family="paragraph" style:parent-style-name="Standard" style:list-style-name="L1">
      <style:text-properties officeooo:rsid="001ef5bc" officeooo:paragraph-rsid="001ef5bc"/>
    </style:style>
    <style:style style:name="P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c7ead" officeooo:paragraph-rsid="001c7ead"/>
    </style:style>
    <style:style style:name="T1" style:family="text">
      <style:text-properties officeooo:rsid="001d37e1"/>
    </style:style>
    <style:style style:name="T2" style:family="text">
      <style:text-properties officeooo:rsid="001dc72e"/>
    </style:style>
    <style:style style:name="T3" style:family="text">
      <style:text-properties officeooo:rsid="001f75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umani vs Conventional Bubble CPAP</text:p>
      <text:p text:style-name="P1"/>
      <text:p text:style-name="P8">Summary &amp; observations:</text:p>
      <text:p text:style-name="P1"/>
      <text:list xml:id="list3550347485" text:style-name="L1">
        <text:list-item>
          <text:p text:style-name="P3">Pumani &amp; conventional bCPAP devices are different in terms of <text:span text:style-name="T1">working principle &amp; construction, a comparative study has been done to identify potential flaws &amp; advantages of the Pumani system.</text:span></text:p>
        </text:list-item>
        <text:list-item>
          <text:p text:style-name="P4">During the study it is observed that the pressure stability of the breathing circuit is low &amp; breathing resistance and imposed work of breathing is very high, this can cause serious damage to the patient due to the non-linear characteristics of Flow vs. Pressure<text:span text:style-name="T2">(unlike conventional bCPAP)</text:span>.</text:p>
        </text:list-item>
        <text:list-item>
          <text:p text:style-name="P5">It is also claimed that accumulation of CO2 can happen inside the breathing circuit of previous Pumani design. </text:p>
        </text:list-item>
        <text:list-item>
          <text:p text:style-name="P5">In the revised design, bleed valves are introduced to address the CO2 accumulation issue but at the same time it also adds complexity to the circuit &amp; most importantly it adds pressure instability in the breathing circuit.</text:p>
        </text:list-item>
        <text:list-item>
          <text:p text:style-name="P6">With increased flow, the bleed valves exert more pressure to the breathing circuit causing it to work in a non-linear fashion.</text:p>
        </text:list-item>
        <text:list-item>
          <text:p text:style-name="P7">For the revised pumani system, submersion depth could not be used to adjust or control <text:span text:style-name="T3">CPAP level without considering fresh gas flow rate in the breathing circu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1:01:11.131005191</meta:creation-date>
    <dc:date>2018-08-03T18:40:51.983793641</dc:date>
    <meta:editing-duration>PT25M4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193" meta:character-count="1167" meta:non-whitespace-character-count="987"/>
  </office:meta>
</office:document-meta>
</file>